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fo:font-size="8pt" style:font-name-asian="文泉驛等寬微米黑" style:font-size-asian="8pt" style:font-size-complex="8pt"/>
    </style:style>
    <style:style style:name="P2" style:family="paragraph" style:parent-style-name="Header">
      <style:text-properties fo:font-size="8pt" officeooo:paragraph-rsid="000ee2c5" style:font-name-asian="文泉驛等寬微米黑" style:font-size-asian="8pt" style:font-size-complex="8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彼號……</text:p>
      <text:p text:style-name="P5">Hit-lō...</text:p>
      <text:p text:style-name="Text_20_body"/>
      <text:p text:style-name="P4">我講……</text:p>
      <text:p text:style-name="P5">Guá kóng...</text:p>
      <text:p text:style-name="Text_20_body"/>
      <text:p text:style-name="P4">哭……你到底是拜幾欲來？</text:p>
      <text:p text:style-name="P5">Khàu... Lí tàu-té sī pài-kuí beh lâi?</text:p>
      <text:p text:style-name="Text_20_body"/>
      <text:p text:style-name="P4">姦……你是咧講啥潲？</text:p>
      <text:p text:style-name="P5">Kàn... Lí sī tih kóng siánn-siâu?</text:p>
      <text:p text:style-name="Text_20_body"/>
      <text:p text:style-name="P4">無你是咧哭爸啥啦？</text:p>
      <text:p text:style-name="P5">Bô lí sī teh khàu-pē siannh--lah?</text:p>
      <text:p text:style-name="Text_20_body"/>
      <text:p text:style-name="P4">我聽你咧哭枵。</text:p>
      <text:p text:style-name="P5">Guá thiann lí teh khàu-iau.</text:p>
      <text:p text:style-name="Text_20_body"/>
      <text:p text:style-name="P4">姦恁……雄雄出聲是創啥啦！</text:p>
      <text:p text:style-name="P5">Kàn lín... Hiông-hiông tshut-siann sī tshòng siannh--lah!</text:p>
      <text:p text:style-name="Text_20_body"/>
      <text:p text:style-name="P4">昨暝阮囝婿煮甲歹食甲。</text:p>
      <text:p text:style-name="P5">Tsa-mê kiánn-sài tsú kah pháinn-tsia̍h kah.</text:p>
      <text:p text:style-name="Text_20_body"/>
      <text:p text:style-name="P4">伊按呢講，聽一下有影氣甲。</text:p>
      <text:p text:style-name="P5">I án-ne kóng, thiann tsi̍t-ē ū-iánn khì kah.</text:p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文泉驛等寬微米黑" style:font-size-asian="8pt" style:font-size-complex="8pt"/>
    </style:style>
    <style:style style:name="MP2" style:family="paragraph" style:parent-style-name="Header">
      <style:text-properties fo:font-size="8pt" officeooo:paragraph-rsid="000ee2c5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無講了</text:p>
      </style:header>
      <style:footer>
        <text:p text:style-name="MP2">無講了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01:38.132969174</meta:creation-date>
    <dc:date>2018-10-25T18:03:06.437144385</dc:date>
    <meta:editing-duration>PT1M28S</meta:editing-duration>
    <meta:editing-cycles>1</meta:editing-cycles>
    <meta:document-statistic meta:table-count="0" meta:image-count="0" meta:object-count="0" meta:page-count="1" meta:paragraph-count="20" meta:word-count="134" meta:character-count="381" meta:non-whitespace-character-count="342"/>
    <meta:generator>LibreOffice/5.1.6.2$Linux_X86_64 LibreOffice_project/10m0$Build-2</meta:generator>
  </office:meta>
</office:document-meta>
</file>